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perplate Gothic Bold" svg:font-family="'Copperplate Gothic Bold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3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00%" style:punctuation-wrap="hanging" style:line-break="strict"/>
    </style:style>
    <style:style style:name="P2" style:family="paragraph">
      <loext:graphic-properties draw:fill-color="#ffffff"/>
    </style:style>
    <style:style style:name="P3" style:family="paragraph">
      <style:text-properties style:font-name="Verdana1" fo:font-size="36pt" style:font-size-asian="36pt" style:font-size-complex="3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line-height="100%" fo:text-align="center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  <style:text-properties fo:font-size="20pt"/>
    </style:style>
    <style:style style:name="T1" style:family="text">
      <style:text-properties fo:color="#ccff66" fo:font-size="13pt" fo:font-weight="normal" style:font-size-asian="40pt" style:font-weight-asian="normal" style:font-size-complex="40pt" style:font-weight-complex="normal"/>
    </style:style>
    <style:style style:name="T2" style:family="text">
      <style:text-properties style:font-name="Verdana1" fo:font-size="36pt" fo:language="en" fo:country="AU" style:font-size-asian="36pt" style:font-size-complex="36pt"/>
    </style:style>
    <style:style style:name="T3" style:family="text">
      <style:text-properties style:font-name="Copperplate Gothic Bold" fo:font-size="32pt" fo:language="en" fo:country="AU" style:font-size-asian="32pt" style:font-size-complex="32pt"/>
    </style:style>
    <style:style style:name="T4" style:family="text">
      <style:text-properties style:font-name="Verdana3" fo:font-size="36pt" fo:language="en" fo:country="AU" style:font-size-asian="36pt" style:font-size-complex="36pt"/>
    </style:style>
    <style:style style:name="T5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I surrender all<text:line-break/><text:span text:style-name="T1">(Judson Wheeler Van de Venter, Winfield Scott Weeden)</text:span></text:p>
          </draw:text-box>
        </draw:frame>
        <draw:frame presentation:style-name="pr2" draw:layer="layout" svg:width="28cm" svg:height="15.6cm" svg:x="0cm" svg:y="5.2cm" presentation:class="outline" presentation:user-transformed="true">
          <draw:text-box>
            <text:p text:style-name="P1"><text:span text:style-name="T2">All to Jesus, I surrender;</text:span></text:p>
            <text:p text:style-name="P1"><text:span text:style-name="T2">All to Him I freely give;</text:span></text:p>
            <text:p text:style-name="P1"><text:span text:style-name="T2">I will ever love and trust Him, </text:span></text:p>
            <text:p text:style-name="P1"><text:span text:style-name="T2">In His presence daily live.</text:span></text:p>
            <text:p text:style-name="P1"><text:span text:style-name="T3"/>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3" draw:layer="layout" svg:width="28cm" svg:height="15.6cm" svg:x="0cm" svg:y="5.2cm" presentation:class="outline">
          <draw:text-box>
            <text:p text:style-name="P1"><text:span text:style-name="T2">I surrender all, </text:span></text:p>
            <text:p text:style-name="P1"><text:span text:style-name="T2">I surrender all,</text:span></text:p>
            <text:p text:style-name="P1"><text:span text:style-name="T2">All to Thee, my blessed Saviour,</text:span></text:p>
            <text:p text:style-name="P1"><text:span text:style-name="T2">I surrender a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 text:style-name="P1"><text:span text:style-name="T2">All to Jesus I surrender; </text:span></text:p>
            <text:p text:style-name="P1"><text:span text:style-name="T2">Humbly at His feet I bow,</text:span></text:p>
            <text:p text:style-name="P1"><text:span text:style-name="T2">Worldly pleasures all forsaken; </text:span></text:p>
            <text:p text:style-name="P1"><text:span text:style-name="T2">Take me, Jesus, take me now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3" draw:layer="layout" svg:width="28cm" svg:height="15.6cm" svg:x="0cm" svg:y="5.2cm" presentation:class="outline">
          <draw:text-box>
            <text:p text:style-name="P1"><text:span text:style-name="T2">I surrender all, </text:span></text:p>
            <text:p text:style-name="P1"><text:span text:style-name="T2">I surrender all,</text:span></text:p>
            <text:p text:style-name="P1"><text:span text:style-name="T2">All to Thee, my blessed Saviour,</text:span></text:p>
            <text:p text:style-name="P1"><text:span text:style-name="T2">I surrender a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 text:style-name="P1"><text:span text:style-name="T4">All to Jesus, I surrender; </text:span></text:p>
            <text:p text:style-name="P1"><text:span text:style-name="T4">Make me, Saviour, wholly Thine;</text:span></text:p>
            <text:p text:style-name="P1"><text:span text:style-name="T4">Let me feel the Holy Spirit, </text:span></text:p>
            <text:p text:style-name="P1"><text:span text:style-name="T4">Truly know that Thou art mine</text:span></text:p>
            <text:p text:style-name="P1"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3" draw:layer="layout" svg:width="28cm" svg:height="15.6cm" svg:x="0cm" svg:y="5.2cm" presentation:class="outline">
          <draw:text-box>
            <text:p text:style-name="P1"><text:span text:style-name="T2">I surrender all, </text:span></text:p>
            <text:p text:style-name="P1"><text:span text:style-name="T2">I surrender all,</text:span></text:p>
            <text:p text:style-name="P1"><text:span text:style-name="T2">All to Thee, my blessed Saviour,</text:span></text:p>
            <text:p text:style-name="P1"><text:span text:style-name="T2">I surrender a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p text:style-name="P1"><text:span text:style-name="T4">All to Jesus, I surrender; </text:span></text:p>
            <text:p text:style-name="P1"><text:span text:style-name="T4">Lord, I give myself to Thee;</text:span></text:p>
            <text:p text:style-name="P1"><text:span text:style-name="T4">Fill me with Thy love and power; </text:span></text:p>
            <text:p text:style-name="P1"><text:span text:style-name="T4">Let Thy blessing fall on me.</text:span>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3" draw:layer="layout" svg:width="28cm" svg:height="15.6cm" svg:x="0cm" svg:y="5.2cm" presentation:class="outline">
          <draw:text-box>
            <text:p text:style-name="P1"><text:span text:style-name="T2">I surrender all, </text:span></text:p>
            <text:p text:style-name="P1"><text:span text:style-name="T2">I surrender all,</text:span></text:p>
            <text:p text:style-name="P1"><text:span text:style-name="T2">All to Thee, my blessed Saviour,</text:span></text:p>
            <text:p text:style-name="P1"><text:span text:style-name="T2">I surrender all.</text:span></text:p>
          </draw:text-box>
        </draw:frame>
        <draw:custom-shape draw:style-name="gr2" draw:text-style-name="P6" draw:layer="layout" svg:width="21.6cm" svg:height="1.782cm" svg:x="3.6cm" svg:y="18.4cm">
          <text:list text:style-name="L3">
            <text:list-header>
              <text:p text:style-name="P5"><text:span text:style-name="T5">“</text:span><text:span text:style-name="T5">I surrender all” Words and music by Judson Wheeler Van DeVenter, Winfield Scott Weeden</text:span></text:p>
            </text:list-header>
            <text:list-item>
              <text:p text:style-name="P5"><text:span text:style-name="T5">Public Domain</text:span></text:p>
              <text:p text:style-name="P5"><text:span text:style-name="T5">Used by Permission. CCLI License #89350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pperplate Gothic Bold" svg:font-family="'Copperplate Gothic Bold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3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05-28T17:27:58.404030566</dc:date>
    <dc:creator>irvy </dc:creator>
    <meta:editing-duration>PT14H25M57S</meta:editing-duration>
    <meta:editing-cycles>28</meta:editing-cycles>
    <meta:generator>LibreOffice/5.0.3.2$Linux_X86_64 LibreOffice_project/00m0$Build-2</meta:generator>
    <meta:document-statistic meta:object-count="59"/>
  </office:meta>
</office:document-meta>
</file>